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text-position="sub 58%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0% 100%" style:font-name="Liberation Sans1" fo:font-size="32pt" fo:font-style="italic" style:font-name-asian="Liberation Sans1" style:font-size-asian="32pt" style:font-style-asian="italic" style:font-name-complex="Liberation Sans1" style:font-size-complex="32pt" style:font-style-complex="italic"/>
    </style:style>
    <style:style style:name="T6" style:family="text">
      <style:text-properties style:text-position="sub 58%" style:font-name="Liberation Sans1" fo:font-size="32pt" fo:font-style="italic" style:font-name-asian="Liberation Sans1" style:font-size-asian="32pt" style:font-style-asian="italic" style:font-name-complex="Liberation Sans1" style:font-size-complex="32pt" style:font-style-complex="italic"/>
    </style:style>
    <style:style style:name="T7" style:family="text">
      <style:text-properties style:text-position="0% 100%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4cm" svg:height="2.54cm" svg:x="2.27cm" svg:y="8.62cm">
          <text:p text:style-name="P1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2.54cm" svg:x="9.89cm" svg:y="8.62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54cm" svg:height="2.54cm" svg:x="17.51cm" svg:y="8.62cm">
          <text:p text:style-name="P1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778cm" svg:height="1.888cm" svg:x="6.588cm" svg:y="8.003cm">
          <draw:text-box>
            <text:p><text:span text:style-name="T3">g</text:span><text:span text:style-name="T4">1</text:span></text:p>
          </draw:text-box>
        </draw:frame>
        <draw:frame draw:style-name="gr3" draw:text-style-name="P3" draw:layer="layout" svg:width="1.778cm" svg:height="1.888cm" svg:x="14.589cm" svg:y="7.985cm">
          <draw:text-box>
            <text:p><text:span text:style-name="T3">g</text:span><text:span text:style-name="T4">2</text:span></text:p>
          </draw:text-box>
        </draw:frame>
        <draw:connector draw:style-name="gr4" draw:text-style-name="P1" draw:layer="layout" svg:x1="9.89cm" svg:y1="9.89cm" svg:x2="4.81cm" svg:y2="9.89cm" draw:start-shape="id1" draw:start-glue-point="6" draw:end-shape="id2" draw:end-glue-point="10" svg:d="M9890 9890h-5080" svg:viewBox="0 0 5081 1">
          <text:p/>
        </draw:connector>
        <draw:connector draw:style-name="gr4" draw:text-style-name="P1" draw:layer="layout" svg:x1="12.43cm" svg:y1="9.89cm" svg:x2="17.51cm" svg:y2="9.89cm" draw:start-shape="id1" draw:start-glue-point="10" draw:end-shape="id3" draw:end-glue-point="6" svg:d="M12430 9890h5080" svg:viewBox="0 0 5081 1">
          <text:p/>
        </draw:connector>
        <draw:frame draw:style-name="gr2" draw:text-style-name="P3" draw:layer="layout" svg:width="2.286cm" svg:height="1.888cm" svg:x="10.271cm" svg:y="6.732cm">
          <draw:text-box>
            <text:p><text:span text:style-name="T5">αy</text:span><text:span text:style-name="T6">R</text:span></text:p>
          </draw:text-box>
        </draw:frame>
        <draw:frame draw:style-name="gr2" draw:text-style-name="P3" draw:layer="layout" svg:width="1.778cm" svg:height="1.888cm" svg:x="2.778cm" svg:y="6.715cm">
          <draw:text-box>
            <text:p><text:span text:style-name="T7">y</text:span><text:span text:style-name="T4">1</text:span></text:p>
          </draw:text-box>
        </draw:frame>
        <draw:frame draw:style-name="gr2" draw:text-style-name="P3" draw:layer="layout" svg:width="1.778cm" svg:height="1.888cm" svg:x="18.018cm" svg:y="6.715cm">
          <draw:text-box>
            <text:p><text:span text:style-name="T7">y</text:span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5-10-15T21:55:20.953613623</dc:date>
    <meta:editing-duration>PT16M41S</meta:editing-duration>
    <meta:editing-cycles>6</meta:editing-cycles>
    <meta:generator>LibreOffice/4.2.8.2$Linux_X86_64 LibreOffice_project/420m0$Build-2</meta:generator>
    <meta:document-statistic meta:object-count="10"/>
  </office:meta>
</office:document-meta>
</file>